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416cm" fo:min-width="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418cm" fo:min-width="1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0.25cm" fo:min-width="1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0.75cm" fo:min-width="3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25cm" fo:min-width="2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75cm" fo:min-width="3.5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3.75cm" fo:min-width="5.5cm"/>
    </style:style>
    <style:style style:name="gr11" style:family="graphic" style:parent-style-name="standard">
      <style:graphic-properties draw:stroke="none" svg:stroke-color="#000000" draw:fill="none" draw:fill-color="#ffffff" fo:min-height="2.2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8cm" svg:x="0.6cm" svg:y="1.5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5.999cm" svg:height="7.198cm" svg:x="1.1cm" svg:y="1.5cm" svg:viewBox="0 0 6000 7199" svg:d="M0 6000v-6000h500v6000c25 399 341 699 748 699s724-300 749-699h3v-500-500-3000-500-1500h500v1500h1500 500v500 1000h1500v500h-1500v1500 500h-500-1500v500h-2c-25 683-558 1199-1249 1199s-1223-516-1248-1199zM2500 2000v3000h1500v-1500-500-1000z">
            <text:p/>
          </draw:path>
          <draw:line draw:style-name="gr3" draw:text-style-name="P1" draw:layer="layout" svg:x1="5.6cm" svg:y1="4.5cm" svg:x2="5.1cm" svg:y2="4.5cm">
            <text:p/>
          </draw:line>
        </draw:g>
        <draw:custom-shape draw:style-name="gr4" draw:text-style-name="P1" draw:layer="layout" svg:width="1.5cm" svg:height="1.666cm" svg:x="1.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668cm" svg:x="1.6cm" svg:y="3.6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666cm" svg:x="1.6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cm" svg:height="0.5cm" svg:x="1.6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5cm" svg:height="1cm" svg:x="0.6cm" svg:y="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1.5cm" svg:x="7.1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cm" svg:height="2cm" svg:x="6.6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cm" svg:height="4cm" svg:x="6.6cm" svg:y="5.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5cm" svg:height="2.5cm" svg:x="1.6cm" svg:y="4cm">
          <draw:text-box>
            <text:p text:style-name="P6"><text:span text:style-name="T1">С</text:span></text:p>
          </draw:text-box>
        </draw:frame>
        <draw:line draw:style-name="gr12" draw:text-style-name="P1" draw:layer="layout" svg:x1="5.6cm" svg:y1="1.5cm" svg:x2="3.6cm" svg:y2="5.5cm">
          <text:p/>
        </draw:line>
        <draw:frame draw:style-name="gr13" draw:text-style-name="P8" draw:layer="layout" svg:width="2cm" svg:height="1.5cm" svg:x="5.6cm" svg:y="1cm">
          <draw:text-box>
            <text:p>В</text:p>
          </draw:text-box>
        </draw:frame>
        <draw:frame draw:style-name="gr14" draw:text-style-name="P10" draw:layer="layout" svg:width="3.5cm" svg:height="3cm" svg:x="8.6cm" svg:y="6.5cm">
          <draw:text-box>
            <text:p text:style-name="P9"><text:span text:style-name="T2">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6M17S</meta:editing-duration>
    <meta:editing-cycles>3</meta:editing-cycles>
    <meta:generator>LibreOffice/5.0.5.2$Linux_x86 LibreOffice_project/00m0$Build-2</meta:generator>
    <dc:date>2016-02-28T15:25:14.823767063</dc:date>
    <meta:document-statistic meta:object-count="16"/>
  </office:meta>
</office:document-meta>
</file>